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/>Lab 5 – Code Review Template</text:p>
      <text:p text:style-name="Standard">Reviewer Name:<text:s/>Negrea Andrei-Bogdan</text:p>
      <text:p text:style-name="Standard">Reviewer Group:<text:s/>215/1</text:p>
      <text:p text:style-name="Standard">Initial C application was created by (Name/Group):<text:s/>Munteanu Ecaterina 215/1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 application functionalities that are<text:s/></text:span><text:span text:style-name="T11">missing, are incomplete or buggy.</text:span></text:p>
            <text:p text:style-name="P12"/>
            <text:p text:style-name="P13"/>
          </table:table-cell>
          <table:table-cell table:style-name="TableCell14">
            <text:p text:style-name="P15">Niciuna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69%(nice) cu UI, 100% fara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Functia distrugeI din repo nu are comentariu.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<text:s/></text:span><text:span text:style-name="T36">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Da, a implementat correct ideologia de arhitectura stratificata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Da, fiecare operatie este efectuata intr-o functie corespunzatoare, in modulul afferent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Nu exista memory leak-uri sau alte probleme cu memoria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<text:s/></text:span><text:span text:style-name="T67">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Vectorului dinamic i s-a asociat numele “Lista” dar si “VectorDinamic” si au fost folosite ambele nume in loc sa se mentina o uniformitate in denumiri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Nu am avut probleme deja existente de rezolv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Andrei B. Negrea</dc:creator>
    <meta:creation-date>2013-03-25T08:05:00Z</meta:creation-date>
    <dc:date>2022-03-24T05:40:00Z</dc:date>
    <meta:template xlink:href="Normal.dotm" xlink:type="simple"/>
    <meta:editing-cycles>9</meta:editing-cycles>
    <meta:editing-duration>PT84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8" meta:character-count="1465" meta:row-count="10" meta:non-whitespace-character-count="1249"/>
  </office:meta>
</office:document-meta>
</file>